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3937B475D10B5A16.png" manifest:media-type="image/png"/>
  <manifest:file-entry manifest:full-path="Pictures/10015BC7000052220000741EA5A0DDB94BEDF67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9.4626in" draw:z-index="0"><draw:image xlink:href="Pictures/10015BC7000052220000741EA5A0DDB94BEDF674.svg" xlink:type="simple" xlink:show="embed" xlink:actuate="onLoad" draw:mime-type="image/svg+xml"/><draw:image xlink:href="Pictures/1000000100000253000003493937B475D10B5A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34:56.652371790</meta:creation-date>
    <dc:date>2023-11-15T16:35:36.873977044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